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3.0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6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6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6" office:value-type="date" office:date-value="2021-03-02T11:19:35.08">
            <text:p>0302 <text:s/>111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/>
          <table:table-cell table:style-name="ce6" office:value-type="date" office:date-value="2021-03-03T13:18:59.05">
            <text:p>0303 <text:s/>1318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/>
          <table:table-cell table:style-name="ce6" office:value-type="date" office:date-value="2021-03-03T13:20:14.27">
            <text:p>0303 <text:s/>132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number-columns-repeated="4" office:value-type="string">
            <text:p>*</text:p>
          </table:table-cell>
          <table:table-cell table:style-name="ce7" table:formula="of:=NOW()" office:value-type="date" office:date-value="2021-03-03T13:22:55.61">
            <text:p>0303 <text:s/>1322</text:p>
          </table:table-cell>
          <table:table-cell table:style-name="ce7" table:formula="of:=NOW()" office:value-type="date" office:date-value="2021-03-03T13:22:55.61">
            <text:p>0303 <text:s/>1322</text:p>
          </table:table-cell>
          <table:table-cell table:number-columns-repeated="2" office:value-type="string">
            <text:p>*</text:p>
          </table:table-cell>
          <table:table-cell table:number-columns-repeated="1016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3">2021/03/03</text:date>, <text:time>13:37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3T13:37:52.73</dc:date>
    <dc:creator>iwabuchi ken</dc:creator>
    <meta:editing-duration>PT1H15M18S</meta:editing-duration>
    <meta:editing-cycles>11</meta:editing-cycles>
    <meta:generator>OpenOffice/4.1.3$Win32 OpenOffice.org_project/413m1$Build-9783</meta:generator>
    <meta:document-statistic meta:table-count="3" meta:cell-count="179" meta:object-count="0"/>
  </office:meta>
</office:document-meta>
</file>